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e6e6ff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156b92" officeooo:paragraph-rsid="00156b92"/>
    </style:style>
    <style:style style:name="P3" style:family="paragraph" style:parent-style-name="Standard">
      <style:text-properties style:font-name="Liberation Serif" fo:font-size="21pt" officeooo:paragraph-rsid="00184847"/>
    </style:style>
    <style:style style:name="P4" style:family="paragraph" style:parent-style-name="Standard">
      <style:text-properties style:font-name="Liberation Serif" fo:font-size="12pt" officeooo:paragraph-rsid="001a2fad"/>
    </style:style>
    <style:style style:name="P5" style:family="paragraph" style:parent-style-name="Standard">
      <style:text-properties style:font-name="Liberation Serif" fo:font-size="12pt" fo:font-weight="bold" officeooo:paragraph-rsid="00156b9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paragraph-rsid="001bb757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paragraph-rsid="001dd8de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paragraph-rsid="001df753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1a2fad" officeooo:paragraph-rsid="002315a2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1a2fad" officeooo:paragraph-rsid="00258d12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1a2fad" officeooo:paragraph-rsid="001df753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1a2fad" officeooo:paragraph-rsid="00289c25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officeooo:paragraph-rsid="00156b92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1a2fad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156b92"/>
    </style:style>
    <style:style style:name="P16" style:family="paragraph" style:parent-style-name="Standard">
      <style:text-properties style:font-name="Liberation Serif" fo:font-size="12pt" officeooo:rsid="001a2fad" officeooo:paragraph-rsid="0021b922"/>
    </style:style>
    <style:style style:name="P17" style:family="paragraph" style:parent-style-name="Standard">
      <style:text-properties style:font-name="Liberation Serif" officeooo:paragraph-rsid="0021b922"/>
    </style:style>
    <style:style style:name="P18" style:family="paragraph" style:parent-style-name="Standard">
      <style:text-properties fo:color="#336600" style:font-name="Liberation Serif" fo:font-weight="bold" officeooo:rsid="00184847" officeooo:paragraph-rsid="00184847" style:font-weight-asian="bold" style:font-weight-complex="bold"/>
    </style:style>
    <style:style style:name="P19" style:family="paragraph" style:parent-style-name="Standard">
      <style:text-properties fo:color="#336600" style:font-name="Liberation Serif" fo:font-size="12pt" fo:font-weight="bold" officeooo:paragraph-rsid="00156b92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4586" style:font-name="Liberation Serif" fo:font-size="12pt" fo:font-weight="bold" officeooo:rsid="00247aae" officeooo:paragraph-rsid="002315a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style:font-name="Monospace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style:font-name="Monospace" fo:font-size="10pt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color="#7f0055" style:font-name="Monospace" fo:font-size="10pt" fo:font-weight="bold" style:font-size-asian="10pt" style:font-weight-asian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color="#3c3c3c" style:font-name="Monospace" fo:font-size="10pt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color="#000000" style:font-name="Monospace" fo:font-size="10pt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color="#3f7f5f" style:font-name="Monospace" fo:font-size="10pt" style:font-size-asian="10pt"/>
    </style:style>
    <style:style style:name="P29" style:family="paragraph" style:parent-style-name="Standard">
      <style:text-properties fo:color="#004586" style:font-name="Liberation Serif" fo:font-size="12pt" fo:font-weight="bold" officeooo:rsid="00258d12" officeooo:paragraph-rsid="00289c25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officeooo:rsid="00184847" officeooo:paragraph-rsid="00184847"/>
    </style:style>
    <style:style style:name="P31" style:family="paragraph" style:parent-style-name="Standard">
      <style:text-properties style:font-name="Liberation Serif" fo:font-size="12pt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1a2fad" style:font-size-asian="12pt" style:font-size-complex="12pt"/>
    </style:style>
    <style:style style:name="P33" style:family="paragraph" style:parent-style-name="Standard">
      <style:text-properties style:font-name="Liberation Serif" fo:font-size="12pt" officeooo:paragraph-rsid="002ea580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38e376" officeooo:paragraph-rsid="0038e376" style:font-size-asian="12pt" style:font-size-complex="12pt"/>
    </style:style>
    <style:style style:name="P35" style:family="paragraph" style:parent-style-name="Standard">
      <style:text-properties style:font-name="Liberation Serif" fo:font-size="12pt" fo:font-weight="bold" officeooo:rsid="001a2fad" officeooo:paragraph-rsid="00289c25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fo:font-weight="normal" officeooo:paragraph-rsid="00374390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38e376" officeooo:paragraph-rsid="0038e376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officeooo:paragraph-rsid="0021b922"/>
    </style:style>
    <style:style style:name="P39" style:family="paragraph" style:parent-style-name="Standard">
      <style:text-properties style:font-name="Liberation Serif" officeooo:paragraph-rsid="003023ff"/>
    </style:style>
    <style:style style:name="P40" style:family="paragraph" style:parent-style-name="Standard">
      <style:text-properties style:use-window-font-color="true" style:font-name="Liberation Serif" fo:font-size="12pt" fo:font-weight="normal" officeooo:rsid="00374390" officeooo:paragraph-rsid="003743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800000" style:font-name="Liberation Serif" fo:font-size="12pt" style:text-underline-style="solid" style:text-underline-width="auto" style:text-underline-color="font-color" fo:font-weight="bold" officeooo:rsid="001a2fad" officeooo:paragraph-rsid="001bb757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800000" style:font-name="Liberation Serif" fo:font-size="12pt" style:text-underline-style="solid" style:text-underline-width="auto" style:text-underline-color="font-color" fo:font-weight="bold" officeooo:rsid="001a2fad" officeooo:paragraph-rsid="001a2fad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800000" style:font-name="Liberation Serif" fo:font-size="12pt" style:text-underline-style="solid" style:text-underline-width="auto" style:text-underline-color="font-color" fo:font-weight="bold" officeooo:paragraph-rsid="00156b92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336600" style:font-name="Liberation Serif" fo:font-size="12pt" style:text-underline-style="solid" style:text-underline-width="auto" style:text-underline-color="font-color" fo:font-weight="bold" officeooo:rsid="001a2fad" officeooo:paragraph-rsid="002315a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color="#7f0055" style:font-name="Monospace" fo:font-size="8pt" fo:font-weight="bold" style:font-size-asian="8pt" style:font-weight-asian="bold" style:font-size-complex="8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color="#3c3c3c" style:font-name="Monospace" fo:font-size="8pt" style:font-size-asian="8pt" style:font-size-complex="8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color="#3f7f5f" style:font-name="Monospace" fo:font-size="8pt" style:font-size-asian="8pt" style:font-size-complex="8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style:font-name="Monospace" fo:font-size="10pt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style:font-name="Monospace" fo:font-size="8pt" style:font-size-asian="8pt" style:font-size-complex="8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style:font-name="Monospace" fo:font-size="9pt" style:font-size-asian="9pt" style:font-size-complex="9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font-size="8pt" style:font-size-asian="8pt" style:font-size-complex="8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font-size="9pt" style:font-size-asian="9pt" style:font-size-complex="9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6" style:family="paragraph" style:parent-style-name="Standard">
      <style:paragraph-properties fo:background-color="#e6e6ff">
        <style:background-image/>
      </style:paragraph-properties>
      <style:text-properties fo:font-size="8pt" style:font-size-asian="8pt" style:font-size-complex="8pt"/>
    </style:style>
    <style:style style:name="P57" style:family="paragraph" style:parent-style-name="Standard">
      <style:paragraph-properties fo:background-color="#e6e6ff">
        <style:background-image/>
      </style:paragraph-properties>
      <style:text-properties fo:font-size="9pt" style:font-size-asian="9pt" style:font-size-complex="9pt"/>
    </style:style>
    <style:style style:name="P58" style:family="paragraph" style:parent-style-name="Standard">
      <style:paragraph-properties fo:background-color="#e6e6ff">
        <style:background-image/>
      </style:paragraph-properties>
      <style:text-properties style:font-name="Liberation Serif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2fad" style:font-weight-asian="bold" style:font-weight-complex="bold"/>
    </style:style>
    <style:style style:name="T3" style:family="text">
      <style:text-properties fo:font-weight="bold" officeooo:rsid="0021b922" style:font-weight-asian="bold" style:font-weight-complex="bold"/>
    </style:style>
    <style:style style:name="T4" style:family="text">
      <style:text-properties fo:font-weight="bold" officeooo:rsid="001a2fad" style:font-size-asian="12pt" style:font-weight-asian="bold" style:font-size-complex="12pt" style:font-weight-complex="bold"/>
    </style:style>
    <style:style style:name="T5" style:family="text">
      <style:text-properties officeooo:rsid="001a2fad"/>
    </style:style>
    <style:style style:name="T6" style:family="text">
      <style:text-properties style:font-size-asian="12pt" style:font-size-complex="12pt"/>
    </style:style>
    <style:style style:name="T7" style:family="text">
      <style:text-properties officeooo:rsid="001a2fad" style:font-size-asian="12pt" style:font-size-complex="12pt"/>
    </style:style>
    <style:style style:name="T8" style:family="text">
      <style:text-properties fo:font-size="12pt"/>
    </style:style>
    <style:style style:name="T9" style:family="text">
      <style:text-properties fo:font-size="12pt" officeooo:rsid="001a2fad"/>
    </style:style>
    <style:style style:name="T10" style:family="text">
      <style:text-properties fo:font-size="12pt" fo:font-weight="bold" officeooo:rsid="001a2fad" style:font-weight-asian="bold" style:font-weight-complex="bold"/>
    </style:style>
    <style:style style:name="T11" style:family="text">
      <style:text-properties fo:font-size="12pt" fo:font-weight="bold" officeooo:rsid="0021b922" style:font-weight-asian="bold" style:font-weight-complex="bold"/>
    </style:style>
    <style:style style:name="T12" style:family="text">
      <style:text-properties fo:font-size="12pt" fo:font-weight="bold" officeooo:rsid="003023ff" style:font-weight-asian="bold" style:font-weight-complex="bold"/>
    </style:style>
    <style:style style:name="T13" style:family="text">
      <style:text-properties fo:font-size="12pt" officeooo:rsid="0021b922"/>
    </style:style>
    <style:style style:name="T14" style:family="text">
      <style:text-properties fo:font-size="12pt" officeooo:rsid="002284c6"/>
    </style:style>
    <style:style style:name="T15" style:family="text">
      <style:text-properties fo:font-size="12pt" officeooo:rsid="0026a73f"/>
    </style:style>
    <style:style style:name="T16" style:family="text">
      <style:text-properties fo:font-size="12pt" officeooo:rsid="003023ff"/>
    </style:style>
    <style:style style:name="T17" style:family="text">
      <style:text-properties fo:font-size="12pt" fo:font-weight="normal" officeooo:rsid="003023ff" style:font-weight-asian="normal" style:font-weight-complex="normal"/>
    </style:style>
    <style:style style:name="T18" style:family="text">
      <style:text-properties fo:font-weight="normal" officeooo:rsid="001a2fad" style:font-weight-asian="normal" style:font-weight-complex="normal"/>
    </style:style>
    <style:style style:name="T19" style:family="text">
      <style:text-properties fo:font-weight="normal" officeooo:rsid="001dd8de" style:font-weight-asian="normal" style:font-weight-complex="normal"/>
    </style:style>
    <style:style style:name="T20" style:family="text">
      <style:text-properties fo:font-weight="normal" officeooo:rsid="001df753" style:font-weight-asian="normal" style:font-weight-complex="normal"/>
    </style:style>
    <style:style style:name="T21" style:family="text">
      <style:text-properties fo:font-weight="normal" officeooo:rsid="003023ff" style:font-weight-asian="normal" style:font-weight-complex="normal"/>
    </style:style>
    <style:style style:name="T22" style:family="text">
      <style:text-properties fo:font-weight="normal" officeooo:rsid="003385a0" style:font-weight-asian="normal" style:font-weight-complex="normal"/>
    </style:style>
    <style:style style:name="T23" style:family="text">
      <style:text-properties officeooo:rsid="0021b922"/>
    </style:style>
    <style:style style:name="T24" style:family="text">
      <style:text-properties fo:color="#800000" officeooo:rsid="002315a2"/>
    </style:style>
    <style:style style:name="T25" style:family="text">
      <style:text-properties fo:color="#800000" officeooo:rsid="00247aae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fo:color="#800000" fo:font-weight="bold" officeooo:rsid="002315a2" style:font-weight-asian="bold" style:font-weight-complex="bold"/>
    </style:style>
    <style:style style:name="T28" style:family="text">
      <style:text-properties fo:color="#800000" fo:font-weight="bold" officeooo:rsid="00247aae" style:font-weight-asian="bold" style:font-weight-complex="bold"/>
    </style:style>
    <style:style style:name="T29" style:family="text">
      <style:text-properties fo:color="#800000" fo:font-weight="bold" officeooo:rsid="002ba0b4" style:font-weight-asian="bold" style:font-weight-complex="bold"/>
    </style:style>
    <style:style style:name="T30" style:family="text">
      <style:text-properties fo:color="#800000" fo:font-weight="bold" officeooo:rsid="00374390" style:font-weight-asian="bold" style:font-weight-complex="bold"/>
    </style:style>
    <style:style style:name="T31" style:family="text">
      <style:text-properties fo:color="#800000" officeooo:rsid="00374390"/>
    </style:style>
    <style:style style:name="T32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color="#800000" style:text-underline-style="solid" style:text-underline-width="auto" style:text-underline-color="font-color" fo:font-weight="bold" officeooo:rsid="00374390" style:font-weight-asian="bold" style:font-weight-complex="bold"/>
    </style:style>
    <style:style style:name="T34" style:family="text">
      <style:text-properties fo:color="#800000" style:text-underline-style="solid" style:text-underline-width="auto" style:text-underline-color="font-color" fo:font-weight="bold" officeooo:rsid="002315a2" style:font-weight-asian="bold" style:font-weight-complex="bold"/>
    </style:style>
    <style:style style:name="T35" style:family="text">
      <style:text-properties fo:color="#336600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336600" style:text-underline-style="solid" style:text-underline-width="auto" style:text-underline-color="font-color" fo:font-weight="bold" officeooo:rsid="00374390" style:font-weight-asian="bold" style:font-weight-complex="bold"/>
    </style:style>
    <style:style style:name="T37" style:family="text">
      <style:text-properties fo:color="#336600" style:text-underline-style="solid" style:text-underline-width="auto" style:text-underline-color="font-color" fo:font-weight="bold" officeooo:rsid="002315a2" style:font-weight-asian="bold" style:font-weight-complex="bold"/>
    </style:style>
    <style:style style:name="T38" style:family="text">
      <style:text-properties style:use-window-font-color="true" officeooo:rsid="00247aae"/>
    </style:style>
    <style:style style:name="T39" style:family="text">
      <style:text-properties fo:color="#004586" officeooo:rsid="00247aae"/>
    </style:style>
    <style:style style:name="T40" style:family="text">
      <style:text-properties fo:color="#004586" officeooo:rsid="00258d12"/>
    </style:style>
    <style:style style:name="T41" style:family="text">
      <style:text-properties fo:color="#7f0055" style:font-name="Monospace" fo:font-size="10pt" fo:font-weight="bold" style:font-size-asian="10pt" style:font-weight-asian="bold"/>
    </style:style>
    <style:style style:name="T42" style:family="text">
      <style:text-properties fo:color="#7f0055" style:font-name="Monospace" fo:font-weight="bold" style:font-weight-asian="bold"/>
    </style:style>
    <style:style style:name="T43" style:family="text">
      <style:text-properties fo:color="#7f0055" style:font-name="Monospace" fo:font-size="10pt" fo:font-weight="bold" style:font-size-asian="10pt" style:font-weight-asian="bold"/>
    </style:style>
    <style:style style:name="T44" style:family="text">
      <style:text-properties fo:color="#7f0055" style:font-name="Monospace" fo:font-weight="bold" style:font-weight-asian="bold"/>
    </style:style>
    <style:style style:name="T45" style:family="text">
      <style:text-properties fo:color="#3c3c3c" style:font-name="Monospace"/>
    </style:style>
    <style:style style:name="T46" style:family="text">
      <style:text-properties fo:color="#3c3c3c" style:font-name="Monospace" fo:font-size="10pt" style:font-size-asian="10pt"/>
    </style:style>
    <style:style style:name="T47" style:family="text">
      <style:text-properties fo:color="#3c3c3c" style:font-name="Monospace"/>
    </style:style>
    <style:style style:name="T48" style:family="text">
      <style:text-properties fo:color="#3c3c3c" style:font-name="Monospace" fo:font-size="10pt" style:font-size-asian="10pt"/>
    </style:style>
    <style:style style:name="T49" style:family="text">
      <style:text-properties fo:color="#000000" style:font-name="Monospace"/>
    </style:style>
    <style:style style:name="T50" style:family="text">
      <style:text-properties fo:color="#000000" style:font-name="Monospace" fo:font-size="10pt" style:font-size-asian="10pt"/>
    </style:style>
    <style:style style:name="T51" style:family="text">
      <style:text-properties fo:color="#000000" style:font-name="Monospace"/>
    </style:style>
    <style:style style:name="T52" style:family="text">
      <style:text-properties fo:color="#000000" style:font-name="Monospace" fo:font-size="10pt" style:font-size-asian="10pt"/>
    </style:style>
    <style:style style:name="T53" style:family="text">
      <style:text-properties fo:color="#000080" style:font-name="Monospace" fo:font-size="10pt" fo:font-weight="bold" style:font-size-asian="10pt" style:font-weight-asian="bold"/>
    </style:style>
    <style:style style:name="T54" style:family="text">
      <style:text-properties fo:color="#000080" style:font-name="Monospace" fo:font-size="10pt" fo:font-weight="bold" style:font-size-asian="10pt" style:font-weight-asian="bold"/>
    </style:style>
    <style:style style:name="T55" style:family="text">
      <style:text-properties fo:color="#000080" style:font-name="Monospace" fo:font-weight="bold" style:font-weight-asian="bold"/>
    </style:style>
    <style:style style:name="T56" style:family="text">
      <style:text-properties fo:color="#3f7f5f" style:font-name="Monospace"/>
    </style:style>
    <style:style style:name="T57" style:family="text">
      <style:text-properties fo:color="#3f7f5f" style:font-name="Monospace" fo:font-size="10pt" style:font-size-asian="10pt"/>
    </style:style>
    <style:style style:name="T58" style:family="text">
      <style:text-properties fo:color="#0084d1" officeooo:rsid="00289c25"/>
    </style:style>
    <style:style style:name="T59" style:family="text">
      <style:text-properties fo:color="#0084d1" officeooo:rsid="00258d12"/>
    </style:style>
    <style:style style:name="T60" style:family="text">
      <style:text-properties fo:color="#0084d1" officeooo:rsid="00247aae"/>
    </style:style>
    <style:style style:name="T61" style:family="text">
      <style:text-properties fo:color="#0084d1" officeooo:rsid="00357cc5"/>
    </style:style>
    <style:style style:name="T62" style:family="text">
      <style:text-properties officeooo:rsid="001dd8de"/>
    </style:style>
    <style:style style:name="T63" style:family="text">
      <style:text-properties officeooo:rsid="002ea580"/>
    </style:style>
    <style:style style:name="T64" style:family="text">
      <style:text-properties officeooo:rsid="00374390"/>
    </style:style>
    <style:style style:name="T65" style:family="text">
      <style:text-properties officeooo:rsid="002315a2"/>
    </style:style>
    <style:style style:name="T66" style:family="text">
      <style:text-properties officeooo:rsid="00247a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8"><text:span text:style-name="T63">I</text:span>- Objectif du modèle</text:p>
      <text:p text:style-name="P3"/>
      <text:p text:style-name="P4">Produire un logiciel qui <text:span text:style-name="T5">permet de superviser le fonctionnent d'un atelier via un tableau de bord fournissant des informations en temps réel</text:span>: <text:s/><text:span text:style-name="T5">C'est alors </text:span>possible de <text:span text:style-name="T5">connaître l’état d'une tache et d'un robot .</text:span></text:p>
      <text:p text:style-name="P30"/>
      <text:p text:style-name="P2"/>
      <text:p text:style-name="P19"><text:span text:style-name="T63">II- </text:span>Analyser le comportement fonctionnel du système</text:p>
      <text:p text:style-name="P5"/>
      <text:p text:style-name="P5"/>
      <text:p text:style-name="P43"><text:span text:style-name="T63">II-1 </text:span>Quels sont les types et les classes ?</text:p>
      <text:p text:style-name="P13"/>
      <text:p text:style-name="P15"><text:span text:style-name="T6">• </text:span><text:span text:style-name="T7">T</text:span><text:span text:style-name="T4">aches</text:span>: <text:s/><text:span text:style-name="T23">modèle des taches exécutables</text:span></text:p>
      <text:p text:style-name="P1">• <text:span text:style-name="T3">Atelier</text:span><text:span text:style-name="T8">: <text:s/></text:span><text:span text:style-name="T13">modèle des ateliers</text:span><text:span text:style-name="T8"> </text:span></text:p>
      <text:p text:style-name="P1">• <text:span text:style-name="T10">Robot</text:span><text:span text:style-name="T8">: <text:s text:c="2"/></text:span><text:span text:style-name="T13">modèle</text:span><text:span text:style-name="T8"> des </text:span><text:span text:style-name="T9">robots </text:span></text:p>
      <text:p text:style-name="P17"><text:span text:style-name="T9">• </text:span><text:span text:style-name="T11">Tableau_de_bord</text:span><text:span text:style-name="T9">: </text:span><text:span text:style-name="T13">modèle de tableau de bord </text:span><text:span text:style-name="T14">(informations)</text:span></text:p>
      <text:p text:style-name="P17"><text:span text:style-name="T9">• </text:span><text:span text:style-name="T11">Superviseur</text:span><text:span text:style-name="T9">: </text:span><text:span text:style-name="T13">modèle de superviseur </text:span><text:span text:style-name="T14">(voir </text:span><text:span text:style-name="T15">l’état</text:span><text:span text:style-name="T14">)</text:span></text:p>
      <text:p text:style-name="P39"><text:span text:style-name="T9">• </text:span><text:span text:style-name="T10">A</text:span><text:span text:style-name="T12">nimateur</text:span><text:span text:style-name="T16"> </text:span><text:span text:style-name="T11">: </text:span><text:span text:style-name="T17">modèle de test</text:span></text:p>
      <text:p text:style-name="P16"><text:s/></text:p>
      <text:p text:style-name="P42"><text:span text:style-name="T63">II</text:span>-2 Quels sont les types ?</text:p>
      <text:p text:style-name="P14"/>
      <text:p text:style-name="P14"><text:span text:style-name="T5">• </text:span><text:span text:style-name="T2">État </text:span><text:span text:style-name="T5">: <text:tab/>L'état d'un robot ( occupé ou libre ) </text:span></text:p>
      <text:p text:style-name="P33"><text:span text:style-name="T5">• </text:span><text:span text:style-name="T2">Classe </text:span><text:span text:style-name="T5">:<text:tab/>La nature d'un tache ( Conditionner un produit, Monter une pièce etc...)</text:span></text:p>
      <text:p text:style-name="P14"/>
      <text:p text:style-name="P41"><text:span text:style-name="T63">II</text:span>-3 Quels sont les opérations ?</text:p>
      <text:p text:style-name="P6"/>
      <text:p text:style-name="P6"><text:span text:style-name="T5">• affecter : <text:tab/><text:tab/></text:span><text:span text:style-name="T19">affecter une tache à un robot</text:span></text:p>
      <text:p text:style-name="P7"><text:span text:style-name="T5">• occupes: <text:s/><text:tab/> <text:s text:c="11"/></text:span><text:span text:style-name="T18">fournir la liste des </text:span><text:span text:style-name="T21">robots occcupes</text:span></text:p>
      <text:p text:style-name="P8"><text:span text:style-name="T5">• enExecution: <text:s text:c="10"/></text:span><text:span text:style-name="T18">connaître la liste des taches en cours </text:span><text:span text:style-name="T20">d’exécution</text:span></text:p>
      <text:p text:style-name="P8"><text:span text:style-name="T5">• quitter: <text:s text:c="20"/></text:span><text:span text:style-name="T22">une tache en fin d'exécution</text:span></text:p>
      <text:p text:style-name="P8"><text:span text:style-name="T5">• quelRobot : <text:s text:c="12"/></text:span><text:span text:style-name="T18">savoir quel robot exécute une tache en cours d’exécution</text:span><text:span text:style-name="T5"> </text:span></text:p>
      <text:p text:style-name="P8"><text:span text:style-name="T5">• quelTaches: <text:s text:c="13"/></text:span><text:span text:style-name="T18">savoir la tache affecté à un robot donné</text:span></text:p>
      <text:p text:style-name="P8"><text:span text:style-name="T5">• estOccupe: <text:s text:c="13"/></text:span><text:span text:style-name="T18">savoir si un robot est en cours d'exécution d'une tache</text:span></text:p>
      <text:p text:style-name="P11"/>
      <text:p text:style-name="P11"/>
      <text:p text:style-name="P9"/>
      <text:p text:style-name="P44"><text:span text:style-name="T64">III- Production du modèle VDM++ complet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25">-</text:span><text:span text:style-name="T38">Classe</text:span><text:span text:style-name="T25"> </text:span><text:span text:style-name="T60">Taches</text:span><text:span text:style-name="T39"> :</text:span></text:p>
      <text:p text:style-name="P20"/>
      <table:table table:name="Tableau1" table:style-name="Tableau1">
        <table:table-column table:style-name="Tableau1.A"/>
        <table:table-row>
          <table:table-cell office:value-type="string">
            <text:p text:style-name="P57"><text:span text:style-name="T42">class</text:span><text:span text:style-name="T45"> </text:span><text:span text:style-name="T49">Taches</text:span></text:p>
            <text:p text:style-name="P50"/>
            <text:p text:style-name="P53"><text:span text:style-name="T42">types</text:span></text:p>
            <text:p text:style-name="P50"/>
            <text:p text:style-name="P53"><text:span text:style-name="T42">public</text:span><text:span text:style-name="T45"> </text:span><text:span text:style-name="T49">description</text:span><text:span text:style-name="T45"> </text:span><text:span text:style-name="T49">=</text:span><text:span text:style-name="T45"> <text:s/></text:span><text:span text:style-name="T55">&lt;T1&gt;</text:span><text:span text:style-name="T45"> </text:span><text:span text:style-name="T49">|</text:span><text:span text:style-name="T45"> </text:span><text:span text:style-name="T55">&lt;T2&gt;</text:span><text:span text:style-name="T45"> </text:span><text:span text:style-name="T49">|</text:span><text:span text:style-name="T45"> </text:span><text:span text:style-name="T55">&lt;T3&gt;</text:span><text:span text:style-name="T45"> </text:span><text:span text:style-name="T49">|</text:span><text:span text:style-name="T55">&lt;T4&gt;</text:span><text:span text:style-name="T49">|</text:span><text:span text:style-name="T55">&lt;T5&gt;</text:span><text:span text:style-name="T45"> </text:span><text:span text:style-name="T49">|</text:span><text:span text:style-name="T45"> </text:span><text:span text:style-name="T55">&lt;T6&gt;</text:span><text:span text:style-name="T45"> </text:span><text:span text:style-name="T49">|</text:span><text:span text:style-name="T45"> </text:span><text:span text:style-name="T55">&lt;T7&gt;</text:span><text:span text:style-name="T45"> </text:span><text:span text:style-name="T49">|</text:span><text:span text:style-name="T45"> </text:span><text:span text:style-name="T55">&lt;T8&gt;</text:span><text:span text:style-name="T49">|</text:span><text:span text:style-name="T55">&lt;T9&gt;</text:span><text:span text:style-name="T49">|</text:span><text:span text:style-name="T55">&lt;T10&gt;</text:span><text:span text:style-name="T45"> </text:span><text:span text:style-name="T49">|</text:span><text:span text:style-name="T55">&lt;T11&gt;</text:span><text:span text:style-name="T45"> </text:span><text:span text:style-name="T49">|</text:span><text:span text:style-name="T55">&lt;T12&gt;</text:span><text:span text:style-name="T45"> </text:span><text:span text:style-name="T49">;</text:span></text:p>
            <text:p text:style-name="P50"/>
            <text:p text:style-name="P53"><text:span text:style-name="T42">public</text:span><text:span text:style-name="T45"> </text:span><text:span text:style-name="T49">Classe</text:span><text:span text:style-name="T45"> </text:span><text:span text:style-name="T49">=</text:span><text:span text:style-name="T45"> <text:s text:c="2"/></text:span><text:span text:style-name="T55">&lt;Conditionner_un_produit&gt;</text:span><text:span text:style-name="T45"> </text:span><text:span text:style-name="T49">|</text:span><text:span text:style-name="T55">&lt;Monter_une_piece&gt;</text:span><text:span text:style-name="T45"> </text:span><text:span text:style-name="T49">|</text:span><text:span text:style-name="T45"> </text:span><text:span text:style-name="T55">&lt;Assembler_une_piece&gt;</text:span><text:span text:style-name="T45"> <text:s/></text:span><text:span text:style-name="T49">|</text:span><text:span text:style-name="T45"> </text:span><text:span text:style-name="T55">&lt;Fixer_une_piece&gt;</text:span><text:span text:style-name="T45"> </text:span><text:span text:style-name="T49">;</text:span><text:span text:style-name="T56">--&lt;Occupe&gt; | &lt;Libre&gt; | &lt;NonDisponible&gt; | &lt;ReserveSecurite&gt; ;</text:span></text:p>
            <text:p text:style-name="P50"/>
            <text:p text:style-name="P53"><text:span text:style-name="T42">instance variables</text:span><text:span text:style-name="T45"> </text:span></text:p>
            <text:p text:style-name="P53"><text:span text:style-name="T42">public</text:span><text:span text:style-name="T45"> </text:span><text:span text:style-name="T49">identite:</text:span><text:span text:style-name="T45"> </text:span><text:span text:style-name="T49">description;</text:span></text:p>
            <text:p text:style-name="P53"><text:span text:style-name="T42">public</text:span><text:span text:style-name="T45"> </text:span><text:span text:style-name="T49">profil:</text:span><text:span text:style-name="T45"> </text:span><text:span text:style-name="T49">Classe</text:span></text:p>
            <text:p text:style-name="P53"><text:span text:style-name="T45"><text:s text:c="4"/></text:span></text:p>
            <text:p text:style-name="P53"><text:span text:style-name="T42">operations</text:span></text:p>
            <text:p text:style-name="P50"/>
            <text:p text:style-name="P53"><text:span text:style-name="T42">public</text:span><text:span text:style-name="T45"> <text:s text:c="3"/></text:span><text:span text:style-name="T49">Taches:</text:span><text:span text:style-name="T45"> </text:span><text:span text:style-name="T49">description</text:span><text:span text:style-name="T45"> </text:span><text:span text:style-name="T49">*</text:span><text:span text:style-name="T45"> </text:span><text:span text:style-name="T49">Classe</text:span><text:span text:style-name="T45"> </text:span><text:span text:style-name="T49">==&gt;</text:span><text:span text:style-name="T45"> </text:span><text:span text:style-name="T49">Taches</text:span></text:p>
            <text:p text:style-name="P53"><text:span text:style-name="T49">Taches(sadescription,</text:span><text:span text:style-name="T45"> </text:span><text:span text:style-name="T49">saClasse)</text:span><text:span text:style-name="T45"> </text:span><text:span text:style-name="T49">==</text:span></text:p>
            <text:p text:style-name="P53"><text:span text:style-name="T49">(</text:span><text:span text:style-name="T45"> </text:span><text:span text:style-name="T49">identite</text:span><text:span text:style-name="T45"> </text:span><text:span text:style-name="T49">:=</text:span><text:span text:style-name="T45"> </text:span><text:span text:style-name="T49">sadescription;</text:span></text:p>
            <text:p text:style-name="P53"><text:span text:style-name="T45"><text:s text:c="2"/></text:span><text:span text:style-name="T49">profil</text:span><text:span text:style-name="T45"> </text:span><text:span text:style-name="T49">:=</text:span><text:span text:style-name="T45"> </text:span><text:span text:style-name="T49">saClasse</text:span><text:span text:style-name="T45"> </text:span></text:p>
            <text:p text:style-name="P53"><text:span text:style-name="T49">);</text:span></text:p>
            <text:p text:style-name="P50"/>
            <text:p text:style-name="P53"><text:span text:style-name="T42">public</text:span><text:span text:style-name="T45"> </text:span><text:span text:style-name="T49">GetIdentite:</text:span><text:span text:style-name="T45"> </text:span><text:span text:style-name="T49">()</text:span><text:span text:style-name="T45"> </text:span><text:span text:style-name="T49">==&gt;</text:span><text:span text:style-name="T45"> </text:span><text:span text:style-name="T49">description</text:span></text:p>
            <text:p text:style-name="P53"><text:span text:style-name="T49">GetIdentite()</text:span><text:span text:style-name="T45"> </text:span><text:span text:style-name="T49">==</text:span></text:p>
            <text:p text:style-name="P53"><text:span text:style-name="T45"><text:s text:c="2"/></text:span><text:span text:style-name="T42">return</text:span><text:span text:style-name="T45"> </text:span><text:span text:style-name="T49">identite;</text:span></text:p>
            <text:p text:style-name="P53"><text:span text:style-name="T45"><text:s text:c="2"/></text:span></text:p>
            <text:p text:style-name="P53"><text:span text:style-name="T42">public</text:span><text:span text:style-name="T45"> </text:span><text:span text:style-name="T49">GetProfil:</text:span><text:span text:style-name="T45"> </text:span><text:span text:style-name="T49">()</text:span><text:span text:style-name="T45"> </text:span><text:span text:style-name="T49">==&gt;</text:span><text:span text:style-name="T45"> </text:span><text:span text:style-name="T49">Classe</text:span></text:p>
            <text:p text:style-name="P53"><text:span text:style-name="T49">GetProfil()</text:span><text:span text:style-name="T45"> </text:span><text:span text:style-name="T49">==</text:span></text:p>
            <text:p text:style-name="P53"><text:span text:style-name="T45"><text:s text:c="2"/></text:span><text:span text:style-name="T42">return</text:span><text:span text:style-name="T45"> </text:span><text:span text:style-name="T49">profil;</text:span></text:p>
            <text:p text:style-name="P50"/>
            <text:p text:style-name="P53"><text:span text:style-name="T42">end</text:span><text:span text:style-name="T45"> </text:span><text:span text:style-name="T49">Taches</text:span></text:p>
          </table:table-cell>
        </table:table-row>
      </table:table>
      <text:p text:style-name="P10"/>
      <text:p text:style-name="P10"><text:span text:style-name="T25">-</text:span><text:span text:style-name="T38">Classe</text:span><text:span text:style-name="T25"> </text:span><text:span text:style-name="T59">Robot</text:span><text:span text:style-name="T39"> :</text:span></text:p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6"><text:span text:style-name="T42">class</text:span><text:span text:style-name="T45"> </text:span><text:span text:style-name="T49">Robot</text:span></text:p>
            <text:p text:style-name="P21"/>
            <text:p text:style-name="P24"><text:span text:style-name="T42">types</text:span></text:p>
            <text:p text:style-name="P24"><text:span text:style-name="T42">public</text:span><text:span text:style-name="T45"> </text:span><text:span text:style-name="T49">Code</text:span><text:span text:style-name="T45"> </text:span><text:span text:style-name="T49">=</text:span><text:span text:style-name="T45"> </text:span><text:span text:style-name="T55">&lt;ALPHA&gt;</text:span><text:span text:style-name="T45"> </text:span><text:span text:style-name="T49">|</text:span><text:span text:style-name="T45"> </text:span><text:span text:style-name="T49">&lt;B�TA&gt;</text:span><text:span text:style-name="T45"> </text:span><text:span text:style-name="T49">|</text:span><text:span text:style-name="T45"> </text:span><text:span text:style-name="T55">&lt;DELTA&gt;</text:span><text:span text:style-name="T45"> </text:span><text:span text:style-name="T49">|</text:span><text:span text:style-name="T45"> </text:span><text:span text:style-name="T55">&lt;EPSILON&gt;</text:span><text:span text:style-name="T45"> </text:span><text:span text:style-name="T49">|</text:span><text:span text:style-name="T45"> </text:span><text:span text:style-name="T55">&lt;GAMMA&gt;</text:span><text:span text:style-name="T45"> </text:span><text:span text:style-name="T49">|</text:span><text:span text:style-name="T45"> </text:span><text:span text:style-name="T55">&lt;IOTA&gt;</text:span><text:span text:style-name="T45"> </text:span><text:span text:style-name="T49">|</text:span><text:span text:style-name="T45"> </text:span><text:span text:style-name="T55">&lt;KAPPA&gt;</text:span><text:span text:style-name="T45"> </text:span><text:span text:style-name="T49">|</text:span></text:p>
            <text:p text:style-name="P24"><text:span text:style-name="T45"><text:s text:c="10"/></text:span><text:span text:style-name="T55">&lt;LAMBDA&gt;</text:span><text:span text:style-name="T45"> </text:span><text:span text:style-name="T49">|</text:span><text:span text:style-name="T45"> </text:span><text:span text:style-name="T55">&lt;MU&gt;</text:span><text:span text:style-name="T45"> </text:span><text:span text:style-name="T49">|</text:span><text:span text:style-name="T45"> </text:span><text:span text:style-name="T55">&lt;NU&gt;</text:span><text:span text:style-name="T45"> </text:span><text:span text:style-name="T49">|</text:span><text:span text:style-name="T45"> </text:span><text:span text:style-name="T55">&lt;OMEGA&gt;</text:span><text:span text:style-name="T45"> </text:span><text:span text:style-name="T49">|</text:span><text:span text:style-name="T45"> </text:span><text:span text:style-name="T55">&lt;PHI&gt;</text:span><text:span text:style-name="T45"> </text:span><text:span text:style-name="T49">;</text:span><text:span text:style-name="T45"> </text:span></text:p>
            <text:p text:style-name="P24"><text:span text:style-name="T42">public</text:span><text:span text:style-name="T45"> </text:span><text:span text:style-name="T49">Etat</text:span><text:span text:style-name="T45"> </text:span><text:span text:style-name="T49">=</text:span><text:span text:style-name="T45"> </text:span><text:span text:style-name="T55">&lt;Occupe&gt;</text:span><text:span text:style-name="T45"> </text:span><text:span text:style-name="T49">|</text:span><text:span text:style-name="T45"> </text:span><text:span text:style-name="T55">&lt;Libre&gt;</text:span><text:span text:style-name="T45"> </text:span><text:span text:style-name="T49">|</text:span><text:span text:style-name="T45"> </text:span><text:span text:style-name="T55">&lt;NonDisponible&gt;</text:span><text:span text:style-name="T45"> </text:span><text:span text:style-name="T49">|</text:span><text:span text:style-name="T45"> </text:span><text:span text:style-name="T55">&lt;ReserveSecurite&gt;</text:span><text:span text:style-name="T45"> </text:span><text:span text:style-name="T49">;</text:span></text:p>
            <text:p text:style-name="P21"/>
            <text:p text:style-name="P21"/>
            <text:p text:style-name="P24"><text:span text:style-name="T56">--definition de l'etat du systeme</text:span></text:p>
            <text:p text:style-name="P24"><text:span text:style-name="T42">instance variables</text:span><text:span text:style-name="T45"> </text:span></text:p>
            <text:p text:style-name="P24"><text:span text:style-name="T42">public</text:span><text:span text:style-name="T45"> </text:span><text:span text:style-name="T49">code:</text:span><text:span text:style-name="T45"> <text:tab/></text:span><text:span text:style-name="T49">Code;</text:span></text:p>
            <text:p text:style-name="P24"><text:span text:style-name="T42">public</text:span><text:span text:style-name="T45"> </text:span><text:span text:style-name="T49">etat:</text:span><text:span text:style-name="T45"> <text:tab/><text:tab/></text:span><text:span text:style-name="T49">Etat</text:span></text:p>
            <text:p text:style-name="P21"/>
            <text:p text:style-name="P24"><text:span text:style-name="T42">operations</text:span></text:p>
            <text:p text:style-name="P24"><text:span text:style-name="T56">--constructeur des objets de la classe</text:span></text:p>
            <text:p text:style-name="P24"><text:span text:style-name="T42">public</text:span><text:span text:style-name="T45"> </text:span><text:span text:style-name="T49">Robot:</text:span><text:span text:style-name="T45"> </text:span><text:span text:style-name="T49">Code</text:span><text:span text:style-name="T45"> </text:span><text:span text:style-name="T49">*</text:span><text:span text:style-name="T45"> </text:span><text:span text:style-name="T49">Etat</text:span><text:span text:style-name="T45"> </text:span><text:span text:style-name="T49">==&gt;</text:span><text:span text:style-name="T45"> </text:span><text:span text:style-name="T49">Robot</text:span></text:p>
            <text:p text:style-name="P24"><text:span text:style-name="T49">Robot(sonCode,sonEtat)</text:span><text:span text:style-name="T45"> </text:span><text:span text:style-name="T49">==</text:span></text:p>
            <text:p text:style-name="P24"><text:span text:style-name="T49">(</text:span><text:span text:style-name="T45"> </text:span><text:span text:style-name="T49">code:=</text:span><text:span text:style-name="T45"> </text:span><text:span text:style-name="T49">sonCode;</text:span></text:p>
            <text:p text:style-name="P24"><text:span text:style-name="T45"><text:s text:c="2"/></text:span><text:span text:style-name="T49">etat:=</text:span><text:span text:style-name="T45"> </text:span><text:span text:style-name="T49">sonEtat</text:span><text:span text:style-name="T45"> </text:span></text:p>
            <text:p text:style-name="P24"><text:span text:style-name="T49">);</text:span></text:p>
            <text:p text:style-name="P24"><text:span text:style-name="T45"><text:s text:c="2"/></text:span></text:p>
            <text:p text:style-name="P24"><text:span text:style-name="T42">public</text:span><text:span text:style-name="T45"> </text:span><text:span text:style-name="T49">GetCode:</text:span><text:span text:style-name="T45"> </text:span><text:span text:style-name="T49">()</text:span><text:span text:style-name="T45"> </text:span><text:span text:style-name="T49">==&gt;</text:span><text:span text:style-name="T45"> </text:span><text:span text:style-name="T49">Code</text:span></text:p>
            <text:p text:style-name="P24"><text:span text:style-name="T49">GetCode()</text:span><text:span text:style-name="T45"> </text:span><text:span text:style-name="T49">==</text:span></text:p>
            <text:p text:style-name="P24"><text:span text:style-name="T45"><text:s text:c="2"/></text:span><text:span text:style-name="T42">return</text:span><text:span text:style-name="T45"> </text:span><text:span text:style-name="T49">code;</text:span></text:p>
            <text:p text:style-name="P24"><text:span text:style-name="T45"><text:s text:c="2"/></text:span></text:p>
            <text:p text:style-name="P24"><text:span text:style-name="T42">public</text:span><text:span text:style-name="T45"> </text:span><text:span text:style-name="T49">GetEtat:</text:span><text:span text:style-name="T45"> </text:span><text:span text:style-name="T49">()</text:span><text:span text:style-name="T45"> </text:span><text:span text:style-name="T49">==&gt;</text:span><text:span text:style-name="T45"> </text:span><text:span text:style-name="T49">Etat</text:span></text:p>
            <text:p text:style-name="P24"><text:span text:style-name="T49">GetEtat()</text:span><text:span text:style-name="T45"> </text:span><text:span text:style-name="T49">==</text:span></text:p>
            <text:p text:style-name="P24"><text:span text:style-name="T45"><text:s text:c="2"/></text:span><text:span text:style-name="T42">return</text:span><text:span text:style-name="T45"> </text:span><text:span text:style-name="T49">etat</text:span><text:span text:style-name="T45"> </text:span><text:span text:style-name="T49">;</text:span></text:p>
            <text:p text:style-name="P24"><text:span text:style-name="T45"><text:s text:c="2"/></text:span></text:p>
            <text:p text:style-name="P24"><text:span text:style-name="T42">end</text:span><text:span text:style-name="T45"> </text:span><text:span text:style-name="T49">Robot</text:span></text:p>
            <text:p text:style-name="P56"><text:span text:style-name="T49"/></text:p>
          </table:table-cell>
        </table:table-row>
      </table:table>
      <text:p text:style-name="P12"/>
      <text:p text:style-name="P12"/>
      <text:p text:style-name="P12"><text:soft-page-break/><text:span text:style-name="T25">-</text:span><text:span text:style-name="T38">Classe</text:span><text:span text:style-name="T25"> </text:span><text:span text:style-name="T61">Atelier</text:span><text:span text:style-name="T40"> :</text:span></text:p>
      <text:p text:style-name="P29"/>
      <table:table table:name="Tableau3" table:style-name="Tableau3">
        <table:table-column table:style-name="Tableau3.A"/>
        <table:table-row>
          <table:table-cell office:value-type="string">
            <text:p text:style-name="P58"><text:span text:style-name="T41">class</text:span><text:span text:style-name="T46"> </text:span><text:span text:style-name="T50">Atelier</text:span></text:p>
            <text:p text:style-name="P27"><text:span text:style-name="T41">types</text:span></text:p>
            <text:p text:style-name="P22"/>
            <text:p text:style-name="P27"><text:span text:style-name="T41">public</text:span><text:span text:style-name="T46"> </text:span><text:span text:style-name="T50">Affectation</text:span><text:span text:style-name="T46"> </text:span><text:span text:style-name="T50">=</text:span><text:span text:style-name="T46"> </text:span><text:span text:style-name="T41">inmap</text:span><text:span text:style-name="T46"> </text:span><text:span text:style-name="T50">Robot</text:span><text:span text:style-name="T46"> </text:span><text:span text:style-name="T41">to</text:span><text:span text:style-name="T46"> </text:span><text:span text:style-name="T50">Taches;</text:span></text:p>
            <text:p text:style-name="P27"><text:span text:style-name="T46"><text:s text:c="2"/></text:span></text:p>
            <text:p text:style-name="P27"><text:span text:style-name="T57">--definition de l'etat du systeme</text:span></text:p>
            <text:p text:style-name="P27"><text:span text:style-name="T41">instance variables</text:span></text:p>
            <text:p text:style-name="P27"><text:span text:style-name="T46"><text:s text:c="2"/></text:span><text:span text:style-name="T41">public</text:span><text:span text:style-name="T46"> </text:span><text:span text:style-name="T50">requetes:</text:span><text:span text:style-name="T46"> <text:tab/><text:tab/><text:tab/><text:tab/></text:span><text:span text:style-name="T41">set</text:span><text:span text:style-name="T46"> </text:span><text:span text:style-name="T41">of</text:span><text:span text:style-name="T46"> </text:span><text:span text:style-name="T50">Taches</text:span><text:span text:style-name="T46"> </text:span><text:span text:style-name="T50">:=</text:span><text:span text:style-name="T46"> </text:span><text:span text:style-name="T50">{};</text:span></text:p>
            <text:p text:style-name="P27"><text:span text:style-name="T46"><text:s text:c="2"/></text:span><text:span text:style-name="T41">public</text:span><text:span text:style-name="T46"> </text:span><text:span text:style-name="T50">sont_occupes</text:span><text:span text:style-name="T46"> </text:span><text:span text:style-name="T50">:</text:span><text:span text:style-name="T46"> <text:tab/><text:tab/></text:span><text:span text:style-name="T41">set</text:span><text:span text:style-name="T46"> </text:span><text:span text:style-name="T41">of</text:span><text:span text:style-name="T46"> </text:span><text:span text:style-name="T50">Robot</text:span><text:span text:style-name="T46"> </text:span><text:span text:style-name="T50">:=</text:span><text:span text:style-name="T46"> </text:span><text:span text:style-name="T50">{};</text:span></text:p>
            <text:p text:style-name="P27"><text:span text:style-name="T46"><text:s/><text:tab/></text:span><text:span text:style-name="T41">public</text:span><text:span text:style-name="T46"> </text:span><text:span text:style-name="T50">occupe_par</text:span><text:span text:style-name="T46"> <text:s text:c="2"/></text:span><text:span text:style-name="T50">:</text:span><text:span text:style-name="T46"> <text:s/></text:span><text:span text:style-name="T50">Affectation</text:span><text:span text:style-name="T46"> </text:span><text:span text:style-name="T50">:=</text:span><text:span text:style-name="T46"> </text:span><text:span text:style-name="T50">{</text:span><text:span text:style-name="T46"> </text:span><text:span text:style-name="T50">|-&gt;</text:span><text:span text:style-name="T46"> </text:span><text:span text:style-name="T50">};</text:span><text:span text:style-name="T46"> <text:s text:c="2"/></text:span></text:p>
            <text:p text:style-name="P27"><text:span text:style-name="T41">inv</text:span><text:span text:style-name="T46"> </text:span><text:span text:style-name="T50">AtelierInv</text:span><text:span text:style-name="T46"> </text:span><text:span text:style-name="T50">(occupe_par,</text:span><text:span text:style-name="T46"> </text:span><text:span text:style-name="T50">sont_occupes,</text:span><text:span text:style-name="T46"> </text:span><text:span text:style-name="T50">requetes)</text:span><text:span text:style-name="T46"> <text:tab/> </text:span></text:p>
            <text:p text:style-name="P22"/>
            <text:p text:style-name="P27"><text:span text:style-name="T41">functions</text:span></text:p>
            <text:p text:style-name="P27"><text:span text:style-name="T46"><text:s/><text:tab/></text:span></text:p>
            <text:p text:style-name="P27"><text:span text:style-name="T41">public</text:span><text:span text:style-name="T46"> </text:span><text:span text:style-name="T50">AtelierInv:</text:span><text:span text:style-name="T46"> </text:span><text:span text:style-name="T50">Affectation</text:span><text:span text:style-name="T46"> </text:span><text:span text:style-name="T50">*</text:span><text:span text:style-name="T46"> </text:span><text:span text:style-name="T41">set</text:span><text:span text:style-name="T46"> </text:span><text:span text:style-name="T41">of</text:span><text:span text:style-name="T46"> </text:span><text:span text:style-name="T50">Robot</text:span><text:span text:style-name="T46"> </text:span><text:span text:style-name="T50">*</text:span><text:span text:style-name="T46"> </text:span><text:span text:style-name="T41">set</text:span><text:span text:style-name="T46"> </text:span><text:span text:style-name="T41">of</text:span><text:span text:style-name="T46"> </text:span><text:span text:style-name="T50">Taches</text:span><text:span text:style-name="T46"> </text:span><text:span text:style-name="T50">-&gt;</text:span><text:span text:style-name="T46"> </text:span><text:span text:style-name="T41">bool</text:span></text:p>
            <text:p text:style-name="P27"><text:span text:style-name="T50">AtelierInv</text:span><text:span text:style-name="T46"> </text:span><text:span text:style-name="T50">(Occupe_par,</text:span><text:span text:style-name="T46"> </text:span><text:span text:style-name="T50">Sont_occupes,</text:span><text:span text:style-name="T46"> </text:span><text:span text:style-name="T50">Requetes)==</text:span><text:span text:style-name="T46"> </text:span></text:p>
            <text:p text:style-name="P27"><text:span text:style-name="T46"><text:s text:c="9"/></text:span><text:span text:style-name="T41">dom</text:span><text:span text:style-name="T46"> </text:span><text:span text:style-name="T50">Occupe_par</text:span><text:span text:style-name="T46"> </text:span><text:span text:style-name="T50">=</text:span><text:span text:style-name="T46"> </text:span><text:span text:style-name="T50">Sont_occupes</text:span><text:span text:style-name="T46"> </text:span></text:p>
            <text:p text:style-name="P27"><text:span text:style-name="T46"><text:s text:c="9"/></text:span><text:span text:style-name="T41">and</text:span><text:span text:style-name="T46"> </text:span><text:span text:style-name="T41">rng</text:span><text:span text:style-name="T46"> </text:span><text:span text:style-name="T50">Occupe_par</text:span><text:span text:style-name="T46"> </text:span><text:span text:style-name="T41">subset</text:span><text:span text:style-name="T46"> </text:span><text:span text:style-name="T50">Requetes;</text:span></text:p>
            <text:p text:style-name="P27"><text:span text:style-name="T46"><text:s text:c="4"/></text:span></text:p>
            <text:p text:style-name="P27"><text:span text:style-name="T41">operations</text:span></text:p>
            <text:p text:style-name="P27"><text:span text:style-name="T57">--constructeur des objets de la classe</text:span></text:p>
            <text:p text:style-name="P27"><text:span text:style-name="T41">public</text:span><text:span text:style-name="T46"> <text:s text:c="2"/></text:span><text:span text:style-name="T50">Atelier:</text:span><text:span text:style-name="T46"> </text:span><text:span text:style-name="T41">set</text:span><text:span text:style-name="T46"> </text:span><text:span text:style-name="T41">of</text:span><text:span text:style-name="T46"> </text:span><text:span text:style-name="T50">Taches</text:span><text:span text:style-name="T46"> </text:span><text:span text:style-name="T50">*</text:span><text:span text:style-name="T46"> </text:span><text:span text:style-name="T41">set</text:span><text:span text:style-name="T46"> </text:span><text:span text:style-name="T41">of</text:span><text:span text:style-name="T46"> </text:span><text:span text:style-name="T50">Robot</text:span><text:span text:style-name="T46"> </text:span><text:span text:style-name="T50">*</text:span><text:span text:style-name="T46"> </text:span><text:span text:style-name="T50">Affectation</text:span><text:span text:style-name="T46"> </text:span><text:span text:style-name="T50">==&gt;</text:span><text:span text:style-name="T46"> </text:span><text:span text:style-name="T50">Atelier</text:span></text:p>
            <text:p text:style-name="P27"><text:span text:style-name="T50">Atelier(lesTaches,</text:span><text:span text:style-name="T46"> </text:span><text:span text:style-name="T50">lesRobot,</text:span><text:span text:style-name="T46"> </text:span><text:span text:style-name="T50">uneAffectation)</text:span><text:span text:style-name="T46"> </text:span><text:span text:style-name="T50">==</text:span></text:p>
            <text:p text:style-name="P27"><text:span text:style-name="T50">(</text:span><text:span text:style-name="T46"> </text:span><text:span text:style-name="T50">requetes</text:span><text:span text:style-name="T46"> </text:span><text:span text:style-name="T50">:=</text:span><text:span text:style-name="T46"> </text:span><text:span text:style-name="T50">lesTaches;</text:span></text:p>
            <text:p text:style-name="P27"><text:span text:style-name="T46"><text:s text:c="2"/></text:span><text:span text:style-name="T50">sont_occupes</text:span><text:span text:style-name="T46"> </text:span><text:span text:style-name="T50">:=</text:span><text:span text:style-name="T46"> </text:span><text:span text:style-name="T50">lesRobot;</text:span></text:p>
            <text:p text:style-name="P27"><text:span text:style-name="T46"><text:s text:c="2"/></text:span><text:span text:style-name="T50">occupe_par</text:span><text:span text:style-name="T46"> </text:span><text:span text:style-name="T50">:=</text:span><text:span text:style-name="T46"> </text:span><text:span text:style-name="T50">uneAffectation</text:span></text:p>
            <text:p text:style-name="P27"><text:span text:style-name="T46"><text:s text:c="2"/></text:span><text:span text:style-name="T50">);</text:span></text:p>
            <text:p text:style-name="P27"><text:span text:style-name="T46"><text:s text:c="2"/></text:span></text:p>
            <text:p text:style-name="P27"><text:span text:style-name="T46"><text:s/></text:span><text:span text:style-name="T57">--une Taches en requette</text:span></text:p>
            <text:p text:style-name="P27"><text:span text:style-name="T41">public</text:span><text:span text:style-name="T46"> </text:span><text:span text:style-name="T50">requete:</text:span><text:span text:style-name="T46"> <text:s/><text:tab/> </text:span><text:span text:style-name="T50">Taches</text:span><text:span text:style-name="T46"> </text:span><text:span text:style-name="T50">==&gt;</text:span><text:span text:style-name="T46"> </text:span><text:span text:style-name="T41">set</text:span><text:span text:style-name="T46"> </text:span><text:span text:style-name="T41">of</text:span><text:span text:style-name="T46"> </text:span><text:span text:style-name="T50">Taches</text:span></text:p>
            <text:p text:style-name="P27"><text:span text:style-name="T50">requete(Taches)</text:span><text:span text:style-name="T46"> </text:span><text:span text:style-name="T50">==</text:span></text:p>
            <text:p text:style-name="P27"><text:span text:style-name="T46"><text:s text:c="5"/></text:span><text:span text:style-name="T41">return</text:span><text:span text:style-name="T46"> </text:span><text:span text:style-name="T50">requetes</text:span><text:span text:style-name="T46"> </text:span><text:span text:style-name="T41">union</text:span><text:span text:style-name="T46"> </text:span><text:span text:style-name="T50">{Taches}</text:span><text:span text:style-name="T46"> <text:s text:c="10"/></text:span></text:p>
            <text:p text:style-name="P27"><text:span text:style-name="T46"><text:s/></text:span><text:span text:style-name="T41">pre</text:span><text:span text:style-name="T46"><text:tab/><text:tab/></text:span><text:span text:style-name="T50">Taches</text:span><text:span text:style-name="T46"> </text:span><text:span text:style-name="T41">not in set</text:span><text:span text:style-name="T46"> </text:span><text:span text:style-name="T50">requetes</text:span><text:span text:style-name="T46"> </text:span><text:span text:style-name="T50">;</text:span></text:p>
            <text:p text:style-name="P22"/>
            <text:p text:style-name="P27"><text:span text:style-name="T57">--affecter une Tache a un Robot en attente</text:span></text:p>
            <text:p text:style-name="P27"><text:span text:style-name="T41">public</text:span><text:span text:style-name="T46"> </text:span><text:span text:style-name="T50">affecter:</text:span><text:span text:style-name="T46"> <text:s/></text:span><text:span text:style-name="T50">Robot</text:span><text:span text:style-name="T46"> </text:span><text:span text:style-name="T50">*</text:span><text:span text:style-name="T46"> </text:span><text:span text:style-name="T50">Taches</text:span><text:span text:style-name="T46"> </text:span><text:span text:style-name="T50">==&gt;</text:span><text:span text:style-name="T46"> </text:span><text:span text:style-name="T50">()</text:span></text:p>
            <text:p text:style-name="P27"><text:span text:style-name="T50">affecter(</text:span><text:span text:style-name="T46"> </text:span><text:span text:style-name="T50">Robot,</text:span><text:span text:style-name="T46"> </text:span><text:span text:style-name="T50">Taches)</text:span><text:span text:style-name="T46"> </text:span><text:span text:style-name="T50">==</text:span><text:span text:style-name="T46"> <text:s text:c="6"/></text:span></text:p>
            <text:p text:style-name="P27"><text:span text:style-name="T46"><text:s text:c="8"/></text:span><text:span text:style-name="T50">(requetes:=</text:span><text:span text:style-name="T46"> </text:span><text:span text:style-name="T50">requetes</text:span><text:span text:style-name="T46"> </text:span><text:span text:style-name="T50">\</text:span><text:span text:style-name="T46"> </text:span><text:span text:style-name="T50">{Taches};</text:span></text:p>
            <text:p text:style-name="P27"><text:span text:style-name="T46"><text:s text:c="8"/></text:span><text:span text:style-name="T50">sont_occupes</text:span><text:span text:style-name="T46"> </text:span><text:span text:style-name="T50">:=</text:span><text:span text:style-name="T46"> </text:span><text:span text:style-name="T50">sont_occupes</text:span><text:span text:style-name="T46"> </text:span><text:span text:style-name="T41">union</text:span><text:span text:style-name="T46"> </text:span><text:span text:style-name="T50">{Robot};</text:span></text:p>
            <text:p text:style-name="P27"><text:span text:style-name="T46"><text:s text:c="8"/></text:span><text:span text:style-name="T50">occupe_par:=</text:span><text:span text:style-name="T46"> </text:span><text:span text:style-name="T50">occupe_par</text:span><text:span text:style-name="T46"> </text:span><text:span text:style-name="T50">++</text:span><text:span text:style-name="T46"> </text:span><text:span text:style-name="T50">{Robot</text:span><text:span text:style-name="T46"> </text:span><text:span text:style-name="T50">|-&gt;</text:span><text:span text:style-name="T46"> <text:s/></text:span><text:span text:style-name="T50">Taches</text:span><text:span text:style-name="T46"> </text:span><text:span text:style-name="T50">}</text:span></text:p>
            <text:p text:style-name="P27"><text:span text:style-name="T46"><text:s text:c="8"/></text:span><text:span text:style-name="T50">)</text:span><text:span text:style-name="T46"> <text:s text:c="7"/></text:span></text:p>
            <text:p text:style-name="P27"><text:span text:style-name="T41">pre</text:span><text:span text:style-name="T46"> <text:tab/></text:span><text:span text:style-name="T50">Taches</text:span><text:span text:style-name="T46"> </text:span><text:span text:style-name="T41">in set</text:span><text:span text:style-name="T46"> </text:span><text:span text:style-name="T50">requetes</text:span><text:span text:style-name="T46"> </text:span><text:span text:style-name="T41">and</text:span><text:span text:style-name="T46"> </text:span><text:span text:style-name="T50">Robot</text:span><text:span text:style-name="T46"> </text:span><text:span text:style-name="T41">not in set</text:span><text:span text:style-name="T46"> </text:span><text:span text:style-name="T50">sont_occupes;</text:span></text:p>
            <text:p text:style-name="P22"/>
            <text:p text:style-name="P27"><text:span text:style-name="T57">--une tache en fin d'excecution</text:span></text:p>
            <text:p text:style-name="P27"><text:span text:style-name="T41">public</text:span><text:span text:style-name="T46"> </text:span><text:span text:style-name="T50">quitter:</text:span><text:span text:style-name="T46"> <text:s/></text:span><text:span text:style-name="T50">Taches</text:span><text:span text:style-name="T46"> </text:span><text:span text:style-name="T50">*</text:span><text:span text:style-name="T46"> </text:span><text:span text:style-name="T50">Robot</text:span><text:span text:style-name="T46"> </text:span><text:span text:style-name="T50">==&gt;</text:span><text:span text:style-name="T46"> </text:span><text:span text:style-name="T50">()</text:span></text:p>
            <text:p text:style-name="P27"><text:span text:style-name="T50">quitter(Taches,Robot)</text:span><text:span text:style-name="T46"> </text:span><text:span text:style-name="T50">==</text:span></text:p>
            <text:p text:style-name="P27"><text:span text:style-name="T46"><text:s text:c="15"/></text:span><text:span text:style-name="T50">(sont_occupes:=</text:span><text:span text:style-name="T46"> </text:span><text:span text:style-name="T50">sont_occupes\{Robot};</text:span></text:p>
            <text:p text:style-name="P27"><text:span text:style-name="T46"><text:s text:c="16"/></text:span><text:span text:style-name="T50">occupe_par:=</text:span><text:span text:style-name="T46"> </text:span><text:span text:style-name="T50">occupe_par</text:span><text:span text:style-name="T46"> </text:span><text:span text:style-name="T50">:-&gt;{Taches}</text:span></text:p>
            <text:p text:style-name="P27"><text:span text:style-name="T46"><text:s text:c="15"/></text:span><text:span text:style-name="T50">)</text:span><text:span text:style-name="T46"> <text:s text:c="20"/></text:span></text:p>
            <text:p text:style-name="P27"><text:span text:style-name="T41">pre</text:span><text:span text:style-name="T46"> <text:tab/></text:span><text:span text:style-name="T50">Robot</text:span><text:span text:style-name="T46"> </text:span><text:span text:style-name="T41">in set</text:span><text:span text:style-name="T46"> </text:span><text:span text:style-name="T50">sont_occupes</text:span><text:span text:style-name="T46"> </text:span><text:span text:style-name="T41">and</text:span><text:span text:style-name="T46"> </text:span><text:span text:style-name="T50">Taches</text:span><text:span text:style-name="T46"> </text:span><text:span text:style-name="T50">=</text:span><text:span text:style-name="T46"> </text:span><text:span text:style-name="T50">occupe_par(Robot);</text:span></text:p>
            <text:p text:style-name="P22"/>
            <text:p text:style-name="P27"><text:span text:style-name="T57">--savoir si un Robot st occupé</text:span></text:p>
            <text:p text:style-name="P27"><text:span text:style-name="T41">public</text:span><text:span text:style-name="T46"> </text:span><text:span text:style-name="T50">estOccupe:</text:span><text:span text:style-name="T46"> <text:s/></text:span><text:span text:style-name="T50">Robot</text:span><text:span text:style-name="T46"> </text:span><text:span text:style-name="T50">==&gt;</text:span><text:span text:style-name="T46"> </text:span><text:span text:style-name="T41">bool</text:span></text:p>
            <text:p text:style-name="P27"><text:span text:style-name="T50">estOccupe(Robot)</text:span><text:span text:style-name="T46"> </text:span><text:span text:style-name="T50">==</text:span><text:span text:style-name="T46"> </text:span></text:p>
            <text:p text:style-name="P27"><text:span text:style-name="T46"><text:s text:c="11"/></text:span><text:span text:style-name="T41">return</text:span><text:span text:style-name="T46"> </text:span><text:span text:style-name="T50">(Robot</text:span><text:span text:style-name="T46"> </text:span><text:span text:style-name="T41">in set</text:span><text:span text:style-name="T46"> </text:span><text:span text:style-name="T50">sont_occupes);</text:span></text:p>
            <text:p text:style-name="P27"><text:span text:style-name="T46"><text:s text:c="2"/></text:span></text:p>
            <text:p text:style-name="P22"/>
            <text:p text:style-name="P27"><text:span text:style-name="T57">--trouver la tache occupant un robot donné</text:span></text:p>
            <text:p text:style-name="P27"><text:span text:style-name="T41">public</text:span><text:span text:style-name="T46"> </text:span><text:span text:style-name="T50">quelTaches:</text:span><text:span text:style-name="T46"> </text:span><text:span text:style-name="T50">Robot</text:span><text:span text:style-name="T46"> </text:span><text:span text:style-name="T50">==&gt;</text:span><text:span text:style-name="T46"> </text:span><text:span text:style-name="T50">Taches</text:span></text:p>
            <text:p text:style-name="P27"><text:span text:style-name="T50">quelTaches(Robot)==</text:span><text:span text:style-name="T46"> </text:span><text:span text:style-name="T41">return</text:span><text:span text:style-name="T46"> </text:span><text:span text:style-name="T50">occupe_par(Robot)</text:span></text:p>
            <text:p text:style-name="P22"><text:soft-page-break/></text:p>
            <text:p text:style-name="P27"><text:span text:style-name="T41">pre</text:span><text:span text:style-name="T46"> </text:span><text:span text:style-name="T50">Robot</text:span><text:span text:style-name="T46"> </text:span><text:span text:style-name="T41">in set</text:span><text:span text:style-name="T46"> </text:span><text:span text:style-name="T50">sont_occupes</text:span></text:p>
            <text:p text:style-name="P27"><text:span text:style-name="T41">post</text:span><text:span text:style-name="T46"> </text:span><text:span text:style-name="T41">RESULT</text:span><text:span text:style-name="T50">=</text:span><text:span text:style-name="T46"> <text:s/></text:span><text:span text:style-name="T50">occupe_par(Robot);</text:span></text:p>
            <text:p text:style-name="P22"/>
            <text:p text:style-name="P22"/>
            <text:p text:style-name="P27"><text:span text:style-name="T57">--trouver le Robot qui execute une tache donnée</text:span></text:p>
            <text:p text:style-name="P27"><text:span text:style-name="T41">public</text:span><text:span text:style-name="T46"> </text:span><text:span text:style-name="T50">quelRobot:</text:span><text:span text:style-name="T46"> </text:span><text:span text:style-name="T50">Taches</text:span><text:span text:style-name="T46"> </text:span><text:span text:style-name="T50">==&gt;</text:span><text:span text:style-name="T46"> </text:span><text:span text:style-name="T50">Robot</text:span></text:p>
            <text:p text:style-name="P27"><text:span text:style-name="T50">quelRobot(Taches)</text:span><text:span text:style-name="T46"> </text:span><text:span text:style-name="T50">==</text:span><text:span text:style-name="T46"> </text:span></text:p>
            <text:p text:style-name="P27"><text:span text:style-name="T46"><text:s text:c="8"/></text:span><text:span text:style-name="T41">let</text:span><text:span text:style-name="T46"> </text:span><text:span text:style-name="T50">x</text:span><text:span text:style-name="T46"> </text:span><text:span text:style-name="T41">in set</text:span><text:span text:style-name="T46"> </text:span><text:span text:style-name="T50">sont_occupes</text:span><text:span text:style-name="T46"> </text:span><text:span text:style-name="T41">be st</text:span></text:p>
            <text:p text:style-name="P27"><text:span text:style-name="T46"><text:s text:c="8"/></text:span><text:span text:style-name="T50">occupe_par(x)=</text:span><text:span text:style-name="T46"> </text:span><text:span text:style-name="T50">Taches</text:span><text:span text:style-name="T46"> </text:span></text:p>
            <text:p text:style-name="P27"><text:span text:style-name="T46"><text:s text:c="8"/></text:span><text:span text:style-name="T41">in</text:span><text:span text:style-name="T46"> </text:span><text:span text:style-name="T41">return</text:span><text:span text:style-name="T46"> </text:span><text:span text:style-name="T50">x</text:span></text:p>
            <text:p text:style-name="P27"><text:span text:style-name="T41">pre</text:span><text:span text:style-name="T46"> <text:s text:c="2"/></text:span><text:span text:style-name="T50">Taches</text:span><text:span text:style-name="T46"> <text:s/></text:span><text:span text:style-name="T41">in set</text:span><text:span text:style-name="T46"> </text:span><text:span text:style-name="T41">rng</text:span><text:span text:style-name="T46"> </text:span><text:span text:style-name="T50">occupe_par</text:span></text:p>
            <text:p text:style-name="P27"><text:span text:style-name="T41">post</text:span><text:span text:style-name="T46"> <text:s/></text:span><text:span text:style-name="T50">occupe_par(</text:span><text:span text:style-name="T41">RESULT</text:span><text:span text:style-name="T50">)=</text:span><text:span text:style-name="T46"> </text:span><text:span text:style-name="T50">Taches;</text:span></text:p>
            <text:p text:style-name="P22"/>
            <text:p text:style-name="P22"/>
            <text:p text:style-name="P27"><text:span text:style-name="T57">--donner la liste des Robots occupés</text:span></text:p>
            <text:p text:style-name="P27"><text:span text:style-name="T41">public</text:span><text:span text:style-name="T46"> </text:span><text:span text:style-name="T50">occupes:</text:span><text:span text:style-name="T46"> </text:span><text:span text:style-name="T50">()</text:span><text:span text:style-name="T46"> </text:span><text:span text:style-name="T50">==&gt;</text:span><text:span text:style-name="T46"> </text:span><text:span text:style-name="T41">set</text:span><text:span text:style-name="T46"> </text:span><text:span text:style-name="T41">of</text:span><text:span text:style-name="T46"> </text:span><text:span text:style-name="T50">Robot</text:span><text:span text:style-name="T46"> </text:span></text:p>
            <text:p text:style-name="P27"><text:span text:style-name="T50">occupes()</text:span><text:span text:style-name="T46"> </text:span><text:span text:style-name="T50">==</text:span></text:p>
            <text:p text:style-name="P27"><text:span text:style-name="T46"><text:s text:c="11"/></text:span><text:span text:style-name="T41">return</text:span><text:span text:style-name="T46"> </text:span><text:span text:style-name="T50">sont_occupes</text:span></text:p>
            <text:p text:style-name="P27"><text:span text:style-name="T41">pre</text:span><text:span text:style-name="T46"> <text:s/></text:span><text:span text:style-name="T41">true</text:span><text:span text:style-name="T46"> <text:s/></text:span></text:p>
            <text:p text:style-name="P27"><text:span text:style-name="T41">post</text:span><text:span text:style-name="T46"> </text:span><text:span text:style-name="T41">RESULT</text:span><text:span text:style-name="T46"> </text:span><text:span text:style-name="T50">=</text:span><text:span text:style-name="T46"> </text:span><text:span text:style-name="T41">dom</text:span><text:span text:style-name="T46"> </text:span><text:span text:style-name="T50">occupe_par;</text:span></text:p>
            <text:p text:style-name="P22"/>
            <text:p text:style-name="P27"><text:span text:style-name="T46"><text:s text:c="27"/><text:tab/></text:span></text:p>
            <text:p text:style-name="P27"><text:span text:style-name="T57">-- fournir la liste des Taches en exécution</text:span></text:p>
            <text:p text:style-name="P27"><text:span text:style-name="T41">public</text:span><text:span text:style-name="T46"> </text:span><text:span text:style-name="T50">enExecution:</text:span><text:span text:style-name="T46"> </text:span><text:span text:style-name="T50">()==&gt;</text:span><text:span text:style-name="T46"> </text:span><text:span text:style-name="T41">set</text:span><text:span text:style-name="T46"> </text:span><text:span text:style-name="T41">of</text:span><text:span text:style-name="T46"> </text:span><text:span text:style-name="T50">Taches</text:span></text:p>
            <text:p text:style-name="P27"><text:span text:style-name="T50">enExecution</text:span><text:span text:style-name="T46"> </text:span><text:span text:style-name="T50">()==</text:span></text:p>
            <text:p text:style-name="P27"><text:span text:style-name="T46"><text:s text:c="13"/></text:span><text:span text:style-name="T41">return</text:span><text:span text:style-name="T46"> </text:span><text:span text:style-name="T41">rng</text:span><text:span text:style-name="T46"> </text:span><text:span text:style-name="T50">occupe_par</text:span></text:p>
            <text:p text:style-name="P27"><text:span text:style-name="T41">pre</text:span><text:span text:style-name="T46"> <text:s/></text:span><text:span text:style-name="T41">true</text:span><text:span text:style-name="T46"> <text:s/></text:span></text:p>
            <text:p text:style-name="P27"><text:span text:style-name="T41">post</text:span><text:span text:style-name="T46"> </text:span><text:span text:style-name="T41">RESULT</text:span><text:span text:style-name="T50">=</text:span><text:span text:style-name="T46"> </text:span><text:span text:style-name="T41">rng</text:span><text:span text:style-name="T46"> </text:span><text:span text:style-name="T50">occupe_par;</text:span></text:p>
            <text:p text:style-name="P22"/>
            <text:p text:style-name="P27"><text:span text:style-name="T41">end</text:span><text:span text:style-name="T46"> </text:span><text:span text:style-name="T50">Atelier</text:span></text:p>
          </table:table-cell>
        </table:table-row>
      </table:table>
      <text:p text:style-name="P29"/>
      <text:p text:style-name="P7"/>
      <text:p text:style-name="P7"/>
      <text:p text:style-name="P36"><text:span text:style-name="T62"><text:s/></text:span><text:span text:style-name="T36">III</text:span><text:span text:style-name="T37">- </text:span><text:span text:style-name="T36">Validation du modèle Vdm++</text:span></text:p>
      <text:p text:style-name="P36"/>
      <text:p text:style-name="P40">Exemple de test à réaliser sous l'interpréteur .</text:p>
      <text:p text:style-name="P40">On dispose d'une classe animateur pour valider le modèle .</text:p>
      <text:p text:style-name="P4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1"><text:span text:style-name="T41">class</text:span><text:span text:style-name="T46"> <text:s/></text:span><text:span text:style-name="T50">Animateur</text:span></text:p>
            <text:p text:style-name="P55"/>
            <text:p text:style-name="P54"><text:span text:style-name="T41">instance variables</text:span></text:p>
            <text:p text:style-name="P55"/>
            <text:p text:style-name="P54"><text:span text:style-name="T57">--public Etat = &lt;Occupe&gt; | &lt;Libre&gt; | &lt;NonDisponible&gt; | &lt;ReserveSecurite&gt; ;</text:span></text:p>
            <text:p text:style-name="P55"/>
            <text:p text:style-name="P54"><text:span text:style-name="T50">r1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ALPHA&gt;</text:span><text:span text:style-name="T50">,</text:span><text:span text:style-name="T46"> </text:span><text:span text:style-name="T53">&lt;Occupe&gt;</text:span><text:span text:style-name="T50">);</text:span></text:p>
            <text:p text:style-name="P54"><text:span text:style-name="T50">r2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&lt;B�TA&gt;,</text:span><text:span text:style-name="T46"> </text:span><text:span text:style-name="T53">&lt;Occupe&gt;</text:span><text:span text:style-name="T50">);</text:span></text:p>
            <text:p text:style-name="P54"><text:span text:style-name="T50">r3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DELTA&gt;</text:span><text:span text:style-name="T50">,</text:span><text:span text:style-name="T46"> </text:span><text:span text:style-name="T53">&lt;Libre&gt;</text:span><text:span text:style-name="T50">);</text:span></text:p>
            <text:p text:style-name="P54"><text:span text:style-name="T50">r4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EPSILON&gt;</text:span><text:span text:style-name="T50">,</text:span><text:span text:style-name="T46"> </text:span><text:span text:style-name="T53">&lt;NonDisponible&gt;</text:span><text:span text:style-name="T50">);</text:span></text:p>
            <text:p text:style-name="P55"/>
            <text:p text:style-name="P54"><text:span text:style-name="T50">r5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GAMMA&gt;</text:span><text:span text:style-name="T50">,</text:span><text:span text:style-name="T46"> </text:span><text:span text:style-name="T53">&lt;Occupe&gt;</text:span><text:span text:style-name="T50">);</text:span></text:p>
            <text:p text:style-name="P54"><text:span text:style-name="T50">r6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IOTA&gt;</text:span><text:span text:style-name="T50">,</text:span><text:span text:style-name="T46"> </text:span><text:span text:style-name="T53">&lt;Libre&gt;</text:span><text:span text:style-name="T50">);</text:span></text:p>
            <text:p text:style-name="P54"><text:span text:style-name="T50">r7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KAPPA&gt;</text:span><text:span text:style-name="T50">,</text:span><text:span text:style-name="T46"> </text:span><text:span text:style-name="T53">&lt;NonDisponible&gt;</text:span><text:span text:style-name="T50">);</text:span></text:p>
            <text:p text:style-name="P54"><text:span text:style-name="T50">r8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LAMBDA&gt;</text:span><text:span text:style-name="T50">,</text:span><text:span text:style-name="T46"> </text:span><text:span text:style-name="T53">&lt;Libre&gt;</text:span><text:span text:style-name="T50">);</text:span></text:p>
            <text:p text:style-name="P55"/>
            <text:p text:style-name="P54"><text:span text:style-name="T50">r9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MU&gt;</text:span><text:span text:style-name="T50">,</text:span><text:span text:style-name="T46"> </text:span><text:span text:style-name="T53">&lt;Occupe&gt;</text:span><text:span text:style-name="T50">);</text:span></text:p>
            <text:p text:style-name="P54"><text:span text:style-name="T50">r10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NU&gt;</text:span><text:span text:style-name="T50">,</text:span><text:span text:style-name="T46"> </text:span><text:span text:style-name="T53">&lt;Libre&gt;</text:span><text:span text:style-name="T50">);</text:span></text:p>
            <text:p text:style-name="P54"><text:span text:style-name="T50">r11:</text:span><text:span text:style-name="T46"> </text:span><text:span text:style-name="T50">Robot:=</text:span><text:span text:style-name="T46"> </text:span><text:span text:style-name="T41">new</text:span><text:span text:style-name="T46"> </text:span><text:span text:style-name="T50">Robot(</text:span><text:span text:style-name="T53">&lt;OMEGA&gt;</text:span><text:span text:style-name="T50">,</text:span><text:span text:style-name="T46"> </text:span><text:span text:style-name="T53">&lt;Occupe&gt;</text:span><text:span text:style-name="T50">);</text:span></text:p>
            <text:p text:style-name="P54"><text:span text:style-name="T50">r12:Robot</text:span><text:span text:style-name="T46"> </text:span><text:span text:style-name="T50">:=</text:span><text:span text:style-name="T46"> </text:span><text:span text:style-name="T41">new</text:span><text:span text:style-name="T46"> </text:span><text:span text:style-name="T50">Robot(</text:span><text:span text:style-name="T46"> </text:span><text:span text:style-name="T53">&lt;PHI&gt;</text:span><text:span text:style-name="T50">,</text:span><text:span text:style-name="T46"> </text:span><text:span text:style-name="T53">&lt;Libre&gt;</text:span><text:span text:style-name="T50">);</text:span></text:p>
            <text:p text:style-name="P55"/>
            <text:p text:style-name="P54"><text:soft-page-break/><text:span text:style-name="T57">--public Code = &lt;ALPHA&gt; | &lt;B�TA&gt; | &lt;DELTA&gt; | &lt;EPSILON&gt; | &lt;GAMMA&gt; | &lt;IOTA&gt; | &lt;KAPPA&gt; |</text:span></text:p>
            <text:p text:style-name="P54"><text:span text:style-name="T57">-- <text:s text:c="9"/>&lt;MU&gt; | &lt;NU&gt; | &lt;OMEGA&gt; | &lt;PHI&gt; | &lt;C1220C&gt; ; </text:span></text:p>
            <text:p text:style-name="P54"><text:span text:style-name="T57">--public Classe = <text:s/>&lt;Conditionner_un_produit&gt; |&lt;Monter_une_piece&gt; | &lt;Monter_une_piece&gt; <text:s/>| &lt;Fixer_une_piece&gt;</text:span></text:p>
            <text:p text:style-name="P54"><text:span text:style-name="T46"><text:s text:c="2"/></text:span></text:p>
            <text:p text:style-name="P54"><text:span text:style-name="T50">t1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1&gt;</text:span><text:span text:style-name="T50">,</text:span><text:span text:style-name="T46"> </text:span><text:span text:style-name="T53">&lt;Conditionner_un_produit&gt;</text:span><text:span text:style-name="T50">);</text:span></text:p>
            <text:p text:style-name="P54"><text:span text:style-name="T50">t2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2&gt;</text:span><text:span text:style-name="T50">,</text:span><text:span text:style-name="T46"> </text:span><text:span text:style-name="T53">&lt;Conditionner_un_produit&gt;</text:span><text:span text:style-name="T50">);</text:span></text:p>
            <text:p text:style-name="P54"><text:span text:style-name="T50">t3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3&gt;</text:span><text:span text:style-name="T50">,</text:span><text:span text:style-name="T46"> </text:span><text:span text:style-name="T53">&lt;Monter_une_piece&gt;</text:span><text:span text:style-name="T50">);</text:span></text:p>
            <text:p text:style-name="P54"><text:span text:style-name="T50">t4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4&gt;</text:span><text:span text:style-name="T50">,</text:span><text:span text:style-name="T46"> </text:span><text:span text:style-name="T53">&lt;Assembler_une_piece&gt;</text:span><text:span text:style-name="T50">);</text:span></text:p>
            <text:p text:style-name="P55"/>
            <text:p text:style-name="P54"><text:span text:style-name="T50">t5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5&gt;</text:span><text:span text:style-name="T50">,</text:span><text:span text:style-name="T46"> </text:span><text:span text:style-name="T53">&lt;Monter_une_piece&gt;</text:span><text:span text:style-name="T50">);</text:span></text:p>
            <text:p text:style-name="P54"><text:span text:style-name="T50">t6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6&gt;</text:span><text:span text:style-name="T50">,</text:span><text:span text:style-name="T46"> </text:span><text:span text:style-name="T53">&lt;Conditionner_un_produit&gt;</text:span><text:span text:style-name="T50">);</text:span></text:p>
            <text:p text:style-name="P54"><text:span text:style-name="T50">t7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7&gt;</text:span><text:span text:style-name="T50">,</text:span><text:span text:style-name="T46"> </text:span><text:span text:style-name="T53">&lt;Monter_une_piece&gt;</text:span><text:span text:style-name="T50">);</text:span></text:p>
            <text:p text:style-name="P54"><text:span text:style-name="T50">t8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8&gt;</text:span><text:span text:style-name="T50">,</text:span><text:span text:style-name="T46"> </text:span><text:span text:style-name="T53">&lt;Conditionner_un_produit&gt;</text:span><text:span text:style-name="T50">);</text:span></text:p>
            <text:p text:style-name="P55"/>
            <text:p text:style-name="P55"/>
            <text:p text:style-name="P54"><text:span text:style-name="T50">t9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9&gt;</text:span><text:span text:style-name="T50">,</text:span><text:span text:style-name="T46"> </text:span><text:span text:style-name="T53">&lt;Conditionner_un_produit&gt;</text:span><text:span text:style-name="T50">);</text:span></text:p>
            <text:p text:style-name="P54"><text:span text:style-name="T50">t10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10&gt;</text:span><text:span text:style-name="T50">,</text:span><text:span text:style-name="T46"> </text:span><text:span text:style-name="T53">&lt;Monter_une_piece&gt;</text:span><text:span text:style-name="T50">);</text:span></text:p>
            <text:p text:style-name="P54"><text:span text:style-name="T50">t11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11&gt;</text:span><text:span text:style-name="T50">,</text:span><text:span text:style-name="T46"> </text:span><text:span text:style-name="T53">&lt;Conditionner_un_produit&gt;</text:span><text:span text:style-name="T50">);</text:span></text:p>
            <text:p text:style-name="P54"><text:span text:style-name="T50">t12:Taches</text:span><text:span text:style-name="T46"> </text:span><text:span text:style-name="T50">:=</text:span><text:span text:style-name="T46"> </text:span><text:span text:style-name="T41">new</text:span><text:span text:style-name="T46"> </text:span><text:span text:style-name="T50">Taches(</text:span><text:span text:style-name="T46"> </text:span><text:span text:style-name="T53">&lt;T11&gt;</text:span><text:span text:style-name="T50">,</text:span><text:span text:style-name="T46"> </text:span><text:span text:style-name="T53">&lt;Monter_une_piece&gt;</text:span><text:span text:style-name="T50">);</text:span></text:p>
            <text:p text:style-name="P55"/>
            <text:p text:style-name="P54"><text:span text:style-name="T50">les_requetes:</text:span><text:span text:style-name="T46"> </text:span><text:span text:style-name="T41">set</text:span><text:span text:style-name="T46"> </text:span><text:span text:style-name="T41">of</text:span><text:span text:style-name="T46"> </text:span><text:span text:style-name="T50">Taches</text:span><text:span text:style-name="T46"> </text:span><text:span text:style-name="T50">:=</text:span><text:span text:style-name="T46"> </text:span><text:span text:style-name="T50">{t1,t2,t3,t4,t5,t6,t7,t8,t9,t10,t11,t12};</text:span></text:p>
            <text:p text:style-name="P54"><text:span text:style-name="T50">Robot_occupes:</text:span><text:span text:style-name="T46"> </text:span><text:span text:style-name="T41">set</text:span><text:span text:style-name="T46"> </text:span><text:span text:style-name="T41">of</text:span><text:span text:style-name="T46"> </text:span><text:span text:style-name="T50">Robot</text:span><text:span text:style-name="T46"> </text:span><text:span text:style-name="T50">:=</text:span><text:span text:style-name="T46"> </text:span><text:span text:style-name="T50">{r1,r2,r4,r6,r8,r9,r11};</text:span></text:p>
            <text:p text:style-name="P55"/>
            <text:p text:style-name="P54"><text:span text:style-name="T46"><text:s/></text:span><text:span text:style-name="T50">LeSysteme:</text:span><text:span text:style-name="T46"> </text:span><text:span text:style-name="T50">Atelier</text:span><text:span text:style-name="T46"> </text:span><text:span text:style-name="T50">:=</text:span><text:span text:style-name="T46"> </text:span><text:span text:style-name="T41">new</text:span><text:span text:style-name="T46"> </text:span><text:span text:style-name="T50">Atelier(les_requetes,Robot_occupes,</text:span><text:span text:style-name="T46"> </text:span></text:p>
            <text:p text:style-name="P54"><text:span text:style-name="T46"><text:s text:c="30"/></text:span><text:span text:style-name="T50">{r1|-&gt;t7,</text:span></text:p>
            <text:p text:style-name="P54"><text:span text:style-name="T46"><text:s text:c="31"/></text:span><text:span text:style-name="T50">r2|-&gt;t6,</text:span></text:p>
            <text:p text:style-name="P54"><text:span text:style-name="T46"><text:s text:c="31"/></text:span><text:span text:style-name="T50">r4|-&gt;t5,</text:span></text:p>
            <text:p text:style-name="P54"><text:span text:style-name="T46"><text:s text:c="31"/></text:span><text:span text:style-name="T50">r6|-&gt;t4,</text:span></text:p>
            <text:p text:style-name="P54"><text:span text:style-name="T46"><text:s text:c="31"/></text:span><text:span text:style-name="T50">r8|-&gt;t3,</text:span></text:p>
            <text:p text:style-name="P54"><text:span text:style-name="T46"><text:s text:c="31"/></text:span><text:span text:style-name="T50">r9|-&gt;t2,</text:span></text:p>
            <text:p text:style-name="P54"><text:span text:style-name="T46"><text:s text:c="31"/></text:span><text:span text:style-name="T50">r11|-&gt;t1}</text:span><text:span text:style-name="T46"> </text:span><text:span text:style-name="T50">);</text:span><text:span text:style-name="T46"> <text:s text:c="24"/></text:span></text:p>
            <text:p text:style-name="P54"><text:span text:style-name="T46"><text:s/></text:span></text:p>
            <text:p text:style-name="P54"><text:span text:style-name="T46"><text:s/></text:span><text:span text:style-name="T41">operations</text:span></text:p>
            <text:p text:style-name="P54"><text:span text:style-name="T46"><text:s text:c="2"/></text:span></text:p>
            <text:p text:style-name="P54"><text:span text:style-name="T46"><text:s/></text:span><text:span text:style-name="T41">public</text:span><text:span text:style-name="T46"> </text:span><text:span text:style-name="T50">test_estOccupe:</text:span><text:span text:style-name="T46"> </text:span><text:span text:style-name="T50">()==&gt;</text:span><text:span text:style-name="T46"> </text:span><text:span text:style-name="T41">bool</text:span></text:p>
            <text:p text:style-name="P54"><text:span text:style-name="T46"><text:s/></text:span><text:span text:style-name="T50">test_estOccupe()</text:span><text:span text:style-name="T46"> </text:span><text:span text:style-name="T50">==</text:span></text:p>
            <text:p text:style-name="P54"><text:span text:style-name="T46"><text:s text:c="12"/></text:span><text:span text:style-name="T41">return</text:span><text:span text:style-name="T46"> </text:span><text:span text:style-name="T50">LeSysteme.estOccupe(r5);</text:span><text:span text:style-name="T46"> </text:span></text:p>
            <text:p text:style-name="P54"><text:span text:style-name="T46"><text:s/></text:span></text:p>
            <text:p text:style-name="P54"><text:span text:style-name="T46"><text:s/></text:span></text:p>
            <text:p text:style-name="P54"><text:span text:style-name="T46"><text:s/></text:span><text:span text:style-name="T41">public</text:span><text:span text:style-name="T46"> </text:span><text:span text:style-name="T50">test_occupes:</text:span><text:span text:style-name="T46"> </text:span><text:span text:style-name="T50">()==&gt;</text:span><text:span text:style-name="T46"> </text:span><text:span text:style-name="T41">set</text:span><text:span text:style-name="T46"> </text:span><text:span text:style-name="T41">of</text:span><text:span text:style-name="T46"> </text:span><text:span text:style-name="T50">Robot</text:span></text:p>
            <text:p text:style-name="P54"><text:span text:style-name="T46"><text:s/></text:span><text:span text:style-name="T50">test_occupes()</text:span><text:span text:style-name="T46"> </text:span><text:span text:style-name="T50">==</text:span></text:p>
            <text:p text:style-name="P54"><text:span text:style-name="T46"><text:s text:c="12"/></text:span><text:span text:style-name="T41">return</text:span><text:span text:style-name="T46"> </text:span><text:span text:style-name="T50">LeSysteme.occupes();</text:span><text:span text:style-name="T46"> </text:span></text:p>
            <text:p text:style-name="P54"><text:span text:style-name="T46"><text:s text:c="2"/></text:span></text:p>
            <text:p text:style-name="P54"><text:span text:style-name="T46"><text:s text:c="2"/></text:span></text:p>
            <text:p text:style-name="P54"><text:span text:style-name="T46"><text:s/></text:span><text:span text:style-name="T41">public</text:span><text:span text:style-name="T46"> </text:span><text:span text:style-name="T50">test_enExecution:</text:span><text:span text:style-name="T46"> </text:span><text:span text:style-name="T50">()</text:span><text:span text:style-name="T46"> </text:span><text:span text:style-name="T50">==&gt;</text:span><text:span text:style-name="T46"> </text:span><text:span text:style-name="T41">set</text:span><text:span text:style-name="T46"> </text:span><text:span text:style-name="T41">of</text:span><text:span text:style-name="T46"> </text:span><text:span text:style-name="T50">Taches</text:span></text:p>
            <text:p text:style-name="P54"><text:span text:style-name="T46"><text:s/></text:span><text:span text:style-name="T50">test_enExecution()</text:span><text:span text:style-name="T46"> </text:span><text:span text:style-name="T50">==</text:span></text:p>
            <text:p text:style-name="P54"><text:span text:style-name="T46"><text:s text:c="12"/></text:span><text:span text:style-name="T41">return</text:span><text:span text:style-name="T46"> </text:span><text:span text:style-name="T50">LeSysteme.enExecution();</text:span></text:p>
            <text:p text:style-name="P54"><text:span text:style-name="T46"><text:s text:c="12"/></text:span></text:p>
            <text:p text:style-name="P54"><text:span text:style-name="T41">public</text:span><text:span text:style-name="T46"> <text:s/></text:span><text:span text:style-name="T50">test_quelTaches:</text:span><text:span text:style-name="T46"> </text:span><text:span text:style-name="T50">()</text:span><text:span text:style-name="T46"> </text:span><text:span text:style-name="T50">==&gt;</text:span><text:span text:style-name="T46"> </text:span><text:span text:style-name="T50">Taches</text:span></text:p>
            <text:p text:style-name="P54"><text:span text:style-name="T46"><text:s/></text:span><text:span text:style-name="T50">test_quelTaches()</text:span><text:span text:style-name="T46"> </text:span><text:span text:style-name="T50">==</text:span></text:p>
            <text:p text:style-name="P54"><text:span text:style-name="T46"><text:s text:c="12"/></text:span><text:span text:style-name="T41">return</text:span><text:span text:style-name="T46"> </text:span><text:span text:style-name="T50">LeSysteme.quelTaches(r2);</text:span><text:span text:style-name="T46"> <text:s text:c="10"/></text:span></text:p>
            <text:p text:style-name="P54"><text:span text:style-name="T46"><text:s/></text:span></text:p>
            <text:p text:style-name="P54"><text:span text:style-name="T46"><text:s/></text:span><text:span text:style-name="T41">public</text:span><text:span text:style-name="T46"> </text:span><text:span text:style-name="T50">test_quel_Robot:</text:span><text:span text:style-name="T46"> </text:span><text:span text:style-name="T50">()</text:span><text:span text:style-name="T46"> </text:span><text:span text:style-name="T50">==&gt;</text:span><text:span text:style-name="T46"> </text:span><text:span text:style-name="T50">Robot</text:span></text:p>
            <text:p text:style-name="P54"><text:span text:style-name="T46"><text:s/></text:span><text:span text:style-name="T50">test_quel_Robot()</text:span><text:span text:style-name="T46"> </text:span><text:span text:style-name="T50">==</text:span></text:p>
            <text:p text:style-name="P54"><text:span text:style-name="T46"><text:s text:c="12"/></text:span><text:span text:style-name="T41">return</text:span><text:span text:style-name="T46"> </text:span><text:span text:style-name="T50">LeSysteme.quelRobot(t6);</text:span><text:span text:style-name="T46"> <text:s text:c="2"/></text:span></text:p>
            <text:p text:style-name="P55"/>
            <text:p text:style-name="P54"><text:span text:style-name="T41">end</text:span><text:span text:style-name="T46"> </text:span><text:span text:style-name="T50">Animateur</text:span></text:p>
          </table:table-cell>
        </table:table-row>
      </table:table>
      <text:p text:style-name="P40"/>
      <text:p text:style-name="P36"/>
      <text:p text:style-name="P36"><text:soft-page-break/><text:span text:style-name="T30"/></text:p>
      <text:p text:style-name="P37"><text:span text:style-name="T62"><text:s/></text:span><text:span text:style-name="T36">I</text:span><text:span text:style-name="T35">V</text:span><text:span text:style-name="T37">- </text:span><text:span text:style-name="T35">Traduction du modèle VDM++ en c++</text:span></text:p>
      <text:p text:style-name="P36"><text:span text:style-name="T30"/></text:p>
      <text:p text:style-name="P34">Le code généré est optimisé. On pourra le consulter dans l'archive envoyée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8:25:23.873258788</meta:creation-date>
    <dc:date>2018-05-11T14:27:33.158930143</dc:date>
    <meta:editing-duration>PT3H28M41S</meta:editing-duration>
    <meta:editing-cycles>22</meta:editing-cycles>
    <meta:generator>LibreOffice/4.2.8.2$Linux_X86_64 LibreOffice_project/420m0$Build-2</meta:generator>
    <meta:document-statistic meta:table-count="4" meta:image-count="0" meta:object-count="0" meta:page-count="6" meta:paragraph-count="223" meta:word-count="1046" meta:character-count="7884" meta:non-whitespace-character-count="6236"/>
  </office:meta>
</office:document-meta>
</file>